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221361A849A14F3D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683cm" fo:min-width="1.593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22pt" fo:font-weight="bold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001000004B0000003221361A849A14F3DD6.png" xlink:type="simple" xlink:show="embed" xlink:actuate="onLoad" draw:mime-type="image/png">
            <text:p/>
          </draw:image>
        </draw:frame>
        <draw:custom-shape draw:style-name="gr2" draw:text-style-name="P2" draw:layer="layout" svg:width="2.535cm" svg:height="1.247cm" draw:transform="rotate (2.04709667966415) translate (11.976cm 8.1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20.2cm" svg:y="4.699cm">
          <text:p text:style-name="P3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822.0804084237 26133.73313343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9-18T16:34:30.165055014</meta:creation-date>
    <dc:date>2022-11-04T16:39:04.676841050</dc:date>
    <meta:editing-duration>PT7M20S</meta:editing-duration>
    <meta:editing-cycles>3</meta:editing-cycles>
    <meta:generator>LibreOffice/7.3.4.2$MacOSX_X86_64 LibreOffice_project/728fec16bd5f605073805c3c9e7c4212a0120dc5</meta:generator>
    <meta:document-statistic meta:object-count="3"/>
  </office:meta>
</office:document-meta>
</file>